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uli" svg:font-family="Muli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ec3" officeooo:paragraph-rsid="00108ec3"/>
    </style:style>
    <style:style style:name="P2" style:family="paragraph" style:parent-style-name="Standard">
      <style:text-properties officeooo:rsid="00134fb0" officeooo:paragraph-rsid="00134fb0"/>
    </style:style>
    <style:style style:name="P3" style:family="paragraph" style:parent-style-name="Standard">
      <style:text-properties officeooo:rsid="00145288" officeooo:paragraph-rsid="00145288"/>
    </style:style>
    <style:style style:name="P4" style:family="paragraph" style:parent-style-name="Standard">
      <style:text-properties officeooo:rsid="00145288" officeooo:paragraph-rsid="0017021c"/>
    </style:style>
    <style:style style:name="P5" style:family="paragraph" style:parent-style-name="Standard">
      <style:text-properties officeooo:paragraph-rsid="0015b76a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15b76a"/>
    </style:style>
    <style:style style:name="P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021c" officeooo:paragraph-rsid="0017021c"/>
    </style:style>
    <style:style style:name="P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17021c"/>
    </style:style>
    <style:style style:name="P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8cb8" officeooo:paragraph-rsid="00188cb8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97639" officeooo:paragraph-rsid="00197639"/>
    </style:style>
    <style:style style:name="P11" style:family="paragraph" style:parent-style-name="Standard">
      <style:text-properties officeooo:rsid="001b813b" officeooo:paragraph-rsid="001b813b"/>
    </style:style>
    <style:style style:name="P12" style:family="paragraph" style:parent-style-name="Standard">
      <style:text-properties officeooo:rsid="001bfeb5" officeooo:paragraph-rsid="001bfeb5"/>
    </style:style>
    <style:style style:name="P13" style:family="paragraph" style:parent-style-name="Standard">
      <style:text-properties officeooo:rsid="001d2dad" officeooo:paragraph-rsid="001d2dad"/>
    </style:style>
    <style:style style:name="P14" style:family="paragraph" style:parent-style-name="Standard">
      <style:text-properties officeooo:rsid="001da1a5" officeooo:paragraph-rsid="001da1a5"/>
    </style:style>
    <style:style style:name="P15" style:family="paragraph" style:parent-style-name="Standard">
      <style:text-properties officeooo:rsid="001f5059" officeooo:paragraph-rsid="001f5059"/>
    </style:style>
    <style:style style:name="P16" style:family="paragraph" style:parent-style-name="Standard">
      <style:text-properties officeooo:rsid="00204641" officeooo:paragraph-rsid="00204641"/>
    </style:style>
    <style:style style:name="P17" style:family="paragraph" style:parent-style-name="Standard">
      <style:text-properties officeooo:rsid="00224114" officeooo:paragraph-rsid="00224114"/>
    </style:style>
    <style:style style:name="P18" style:family="paragraph" style:parent-style-name="Text_20_body">
      <style:text-properties officeooo:rsid="00145288" officeooo:paragraph-rsid="0017021c"/>
    </style:style>
    <style:style style:name="P19" style:family="paragraph" style:parent-style-name="Text_20_body">
      <style:text-properties officeooo:rsid="00108ec3" officeooo:paragraph-rsid="00108ec3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b7626" officeooo:paragraph-rsid="001b7626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2373c" style:font-name="Muli" fo:font-size="13.5pt" fo:letter-spacing="normal" fo:font-style="normal" fo:font-weight="normal"/>
    </style:style>
    <style:style style:name="T1" style:family="text">
      <style:text-properties officeooo:rsid="0015b76a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6" style:family="text">
      <style:text-properties fo:font-variant="normal" fo:text-transform="none" fo:color="#32373c" style:text-line-through-style="none" style:text-line-through-type="none" style:font-name="Muli" fo:font-size="13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32373c" style:font-name="Muli" fo:font-size="13.5pt" fo:letter-spacing="normal" fo:font-style="normal" fo:font-weight="normal"/>
    </style:style>
    <style:style style:name="T8" style:family="text">
      <style:text-properties officeooo:rsid="0017021c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officeooo:rsid="002241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introduction</text:p>
      <text:p text:style-name="P1"/>
      <text:p text:style-name="P1"/>
      <text:p text:style-name="P1"/>
      <text:p text:style-name="P2">very powerfull command line envi. Support.</text:p>
      <text:p text:style-name="P3">Linux torvalds 1991 sept university of helsinki</text:p>
      <text:p text:style-name="P3">shell == batch file to run command</text:p>
      <text:p text:style-name="P5"><text:span text:style-name="T1">encryption == </text:span><text:span text:style-name="T2">Data </text:span><text:span text:style-name="T3">Encryption</text:span><text:span text:style-name="T2"> Standard (DES) for </text:span><text:span text:style-name="T3">encrypting</text:span><text:span text:style-name="T2"> passwords</text:span></text:p>
      <text:p text:style-name="P5"><text:span text:style-name="T2">Blowfish, AES, Twofish</text:span></text:p>
      <text:p text:style-name="P6">in /etc/passwd or in /etc/shadow but this is less commonly.</text:p>
      <text:p text:style-name="P7">Red hat linux</text:p>
      <text:p text:style-name="P7">debian gnu/linux</text:p>
      <text:p text:style-name="P8"><text:span text:style-name="T8">suse linux: </text:span>It is designed for servers, mainframes, and workstations </text:p>
      <text:p text:style-name="P9">16 directory</text:p>
      <text:p text:style-name="P10">difference b/w locate and find command?</text:p>
      <text:p text:style-name="P9"/>
      <text:p text:style-name="P18"><text:span text:style-name="Source_20_Text"><text:span text:style-name="T4">find</text:span></text:span><text:span text:style-name="T5"> searches in the real system. Is slower but always up-to-date and has more options (size, modification time,...)</text:span></text:p>
      <text:p text:style-name="P20"><text:span text:style-name="Source_20_Text"><text:span text:style-name="T4">locate</text:span></text:span><text:span text:style-name="T5"> uses a previously built database (command </text:span><text:span text:style-name="Source_20_Text"><text:span text:style-name="T4">updatedb</text:span></text:span><text:span text:style-name="T5">). Is much faster, but uses an 'older' database and searches only names or parts of them.</text:span></text:p>
      <text:p text:style-name="P20"><text:span text:style-name="T5"/></text:p>
      <text:p text:style-name="P21"><text:span text:style-name="T5">Tar -cvf abc.tar /path</text:span></text:p>
      <text:p text:style-name="P21"><text:span text:style-name="T5">tar -xvf abc.tar</text:span></text:p>
      <text:p text:style-name="P4"/>
      <text:p text:style-name="P4"/>
      <text:p text:style-name="P11">chown -R filename</text:p>
      <text:p text:style-name="P4"/>
      <text:p text:style-name="P2"/>
      <text:p text:style-name="P19"><text:a xlink:type="simple" xlink:href="https://linuxhandbook.com/useradd-command/" office:target-frame-name="_blank" xlink:show="new" text:style-name="Internet_20_link" text:visited-style-name="Visited_20_Internet_20_Link"><text:span text:style-name="T6">Useradd is built-in Linux command</text:span></text:a><text:span text:style-name="T7"> that can be found on any Linux system. However, creating new users with this low-level is a tedious task.</text:span></text:p>
      <text:p text:style-name="P22">Adduser is not a standard Linux command. It’s essentially a Perl script that uses the useradd command in the background. This high-level utility is more efficient in properly creating new users on Linux. Default parameters for all new users can also be set through the adduser command.</text:p>
      <text:p text:style-name="P1"/>
      <text:p text:style-name="P12">&gt; write inside the file</text:p>
      <text:p text:style-name="P12">&gt;&gt; append the file</text:p>
      <text:p text:style-name="P12">| i/o redirection</text:p>
      <text:p text:style-name="P12"/>
      <text:p text:style-name="P13">grep -v filename : inverse o/p</text:p>
      <text:p text:style-name="P13"/>
      <text:p text:style-name="P14">env -set=NAME &lt;Path&gt;</text:p>
      <text:p text:style-name="P14">env -unset=NAME</text:p>
      <text:p text:style-name="P14">.<text:span text:style-name="T10">bashsrc file for environment variable.</text:span></text:p>
      <text:p text:style-name="P14"/>
      <text:p text:style-name="P15">install dpkg package(local) – dpkg -i openssh-<text:span text:style-name="T9">server</text:span></text:p>
      <text:p text:style-name="P15"><text:span text:style-name="T9">sudo apt-catch search “openssh”</text:span></text:p>
      <text:p text:style-name="P15"><text:span text:style-name="T9">sudo apt-get install &lt;packagename&gt;</text:span></text:p>
      <text:p text:style-name="P15"><text:span text:style-name="T9">sudo apt-get instal &lt;zip&gt;</text:span></text:p>
      <text:p text:style-name="P15"><text:soft-page-break/><text:span text:style-name="T9"/></text:p>
      <text:p text:style-name="P16"><text:span text:style-name="T9">alias list=”ls -l”</text:span></text:p>
      <text:p text:style-name="P16"><text:span text:style-name="T9"/></text:p>
      <text:p text:style-name="P17"><text:span text:style-name="T9">ifconfig</text:span></text:p>
      <text:p text:style-name="P17"><text:span text:style-name="T9">ssh username@remote-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uli" svg:font-family="Muli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0:05:18.849208625</meta:creation-date>
    <dc:date>2020-02-03T14:06:06.968211614</dc:date>
    <meta:editing-duration>PT1H58M34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33" meta:word-count="242" meta:character-count="1537" meta:non-whitespace-character-count="1326"/>
  </office:meta>
</office:document-meta>
</file>